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P2" style:family="paragraph" style:parent-style-name="Text_20_body">
      <style:text-properties officeooo:rsid="004b488c" officeooo:paragraph-rsid="004b488c"/>
    </style:style>
    <style:style style:name="P3" style:family="paragraph" style:parent-style-name="Heading_20_1" style:master-page-name="">
      <style:paragraph-properties style:page-number="auto" fo:break-before="column"/>
      <style:text-properties fo:language="hu" fo:country="HU" officeooo:rsid="004eabad" officeooo:paragraph-rsid="004eabad"/>
    </style:style>
    <style:style style:name="P4" style:family="paragraph" style:parent-style-name="Heading_20_1">
      <style:text-properties fo:language="hu" fo:country="HU" officeooo:rsid="0053a8f7" officeooo:paragraph-rsid="0053a8f7"/>
    </style:style>
    <style:style style:name="P5" style:family="paragraph" style:parent-style-name="Heading_20_1">
      <style:text-properties fo:language="hu" fo:country="HU" officeooo:rsid="00542995" officeooo:paragraph-rsid="00542995"/>
    </style:style>
    <style:style style:name="P6" style:family="paragraph" style:parent-style-name="Heading_20_1">
      <style:text-properties fo:language="hu" fo:country="HU" officeooo:rsid="0069b05d" officeooo:paragraph-rsid="0069b05d"/>
    </style:style>
    <style:style style:name="P7" style:family="paragraph" style:parent-style-name="Heading_20_1">
      <style:text-properties fo:language="hu" fo:country="HU" officeooo:rsid="006a1e1f" officeooo:paragraph-rsid="006a1e1f"/>
    </style:style>
    <style:style style:name="P8" style:family="paragraph" style:parent-style-name="Text_20_body" style:list-style-name="L1">
      <style:text-properties fo:language="hu" fo:country="HU" officeooo:rsid="0063b14b" officeooo:paragraph-rsid="0063b14b"/>
    </style:style>
    <style:style style:name="P9" style:family="paragraph" style:parent-style-name="Text_20_body" style:list-style-name="L1">
      <style:text-properties fo:language="hu" fo:country="HU" officeooo:rsid="006531ae" officeooo:paragraph-rsid="006531ae"/>
    </style:style>
    <style:style style:name="P10" style:family="paragraph" style:parent-style-name="Text_20_body" style:list-style-name="L1">
      <style:text-properties fo:language="hu" fo:country="HU" officeooo:rsid="006531ae" officeooo:paragraph-rsid="0069b05d"/>
    </style:style>
    <style:style style:name="P11" style:family="paragraph" style:parent-style-name="Text_20_body" style:list-style-name="L1">
      <style:text-properties fo:language="hu" fo:country="HU" officeooo:rsid="00666df2" officeooo:paragraph-rsid="00666df2"/>
    </style:style>
    <style:style style:name="P12" style:family="paragraph" style:parent-style-name="Text_20_body" style:list-style-name="L1">
      <style:text-properties fo:language="hu" fo:country="HU" officeooo:rsid="00666df2" officeooo:paragraph-rsid="0069b05d"/>
    </style:style>
    <style:style style:name="P13" style:family="paragraph" style:parent-style-name="Text_20_body" style:list-style-name="L2">
      <style:text-properties fo:language="hu" fo:country="HU" officeooo:rsid="004b488c" officeooo:paragraph-rsid="004b488c"/>
    </style:style>
    <style:style style:name="P14" style:family="paragraph" style:parent-style-name="Text_20_body" style:list-style-name="L3">
      <style:text-properties fo:language="hu" fo:country="HU" officeooo:rsid="004dbadf" officeooo:paragraph-rsid="004dbadf"/>
    </style:style>
    <style:style style:name="P15" style:family="paragraph" style:parent-style-name="Text_20_body" style:list-style-name="L3">
      <style:text-properties fo:language="hu" fo:country="HU" officeooo:rsid="004cc29c" officeooo:paragraph-rsid="004cc29c"/>
    </style:style>
    <style:style style:name="P16" style:family="paragraph" style:parent-style-name="Text_20_body" style:list-style-name="L3">
      <style:text-properties fo:language="hu" fo:country="HU" officeooo:paragraph-rsid="004cc29c"/>
    </style:style>
    <style:style style:name="P17" style:family="paragraph" style:parent-style-name="Text_20_body" style:list-style-name="L4">
      <style:text-properties fo:language="hu" fo:country="HU" officeooo:paragraph-rsid="004eabad"/>
    </style:style>
    <style:style style:name="P18" style:family="paragraph" style:parent-style-name="Text_20_body" style:list-style-name="L4">
      <style:text-properties fo:language="hu" fo:country="HU" officeooo:rsid="0052433c" officeooo:paragraph-rsid="0052433c"/>
    </style:style>
    <style:style style:name="P19" style:family="paragraph" style:parent-style-name="Text_20_body" style:list-style-name="L4">
      <style:text-properties fo:language="hu" fo:country="HU" officeooo:rsid="0052433c" officeooo:paragraph-rsid="006f5631"/>
    </style:style>
    <style:style style:name="P20" style:family="paragraph" style:parent-style-name="Text_20_body" style:list-style-name="L5">
      <style:text-properties fo:language="hu" fo:country="HU" officeooo:rsid="00597e05" officeooo:paragraph-rsid="00597e05"/>
    </style:style>
    <style:style style:name="P21" style:family="paragraph" style:parent-style-name="Text_20_body" style:list-style-name="L6">
      <style:text-properties fo:language="hu" fo:country="HU" officeooo:rsid="005795b9" officeooo:paragraph-rsid="005795b9"/>
    </style:style>
    <style:style style:name="P22" style:family="paragraph" style:parent-style-name="Text_20_body" style:list-style-name="L6">
      <style:text-properties fo:language="hu" fo:country="HU" officeooo:rsid="005a007e" officeooo:paragraph-rsid="005a007e"/>
    </style:style>
    <style:style style:name="P23" style:family="paragraph" style:parent-style-name="Text_20_body" style:list-style-name="L4">
      <style:text-properties fo:language="hu" fo:country="HU" officeooo:rsid="006f5631" officeooo:paragraph-rsid="006f5631"/>
    </style:style>
    <style:style style:name="P24" style:family="paragraph" style:parent-style-name="Text_20_body" style:list-style-name="L5">
      <style:text-properties fo:language="hu" fo:country="HU" officeooo:rsid="007071a3" officeooo:paragraph-rsid="007071a3"/>
    </style:style>
    <style:style style:name="P25" style:family="paragraph" style:parent-style-name="Text_20_body" style:list-style-name="L7">
      <style:text-properties fo:language="hu" fo:country="HU" officeooo:rsid="0072a858" officeooo:paragraph-rsid="0072a858"/>
    </style:style>
    <style:style style:name="P26" style:family="paragraph" style:parent-style-name="Title">
      <style:text-properties fo:language="hu" fo:country="HU" officeooo:rsid="0047ffe0" officeooo:paragraph-rsid="0047ffe0"/>
    </style:style>
    <style:style style:name="T1" style:family="text">
      <style:text-properties officeooo:rsid="004b488c"/>
    </style:style>
    <style:style style:name="T2" style:family="text">
      <style:text-properties officeooo:rsid="004cc29c"/>
    </style:style>
    <style:style style:name="T3" style:family="text">
      <style:text-properties officeooo:rsid="0069b05d"/>
    </style:style>
    <style:style style:name="T4" style:family="text">
      <style:text-properties fo:language="hu" fo:country="HU"/>
    </style:style>
    <style:style style:name="T5" style:family="text">
      <style:text-properties fo:language="hu" fo:country="HU" officeooo:rsid="0072a858"/>
    </style:style>
    <style:style style:name="T6" style:family="text">
      <style:text-properties fo:language="hu" fo:country="HU" officeooo:rsid="0074215f"/>
    </style:style>
    <style:style style:name="T7" style:family="text">
      <style:text-properties officeooo:rsid="006a1e1f"/>
    </style:style>
    <style:style style:name="T8" style:family="text">
      <style:text-properties officeooo:rsid="006a66cf"/>
    </style:style>
    <style:style style:name="T9" style:family="text">
      <style:text-properties officeooo:rsid="006d9562"/>
    </style:style>
    <style:style style:name="T10" style:family="text">
      <style:text-properties officeooo:rsid="006f5631"/>
    </style:style>
    <style:style style:name="T11" style:family="text">
      <style:text-properties officeooo:rsid="007071a3"/>
    </style:style>
    <style:style style:name="T12" style:family="text">
      <style:text-properties officeooo:rsid="00715666"/>
    </style:style>
    <style:style style:name="T13" style:family="text">
      <style:text-properties officeooo:rsid="0072a858"/>
    </style:style>
    <style:style style:name="T14" style:family="text">
      <style:text-properties fo:font-style="italic" officeooo:rsid="006d9562" style:font-style-asian="italic" style:font-style-complex="italic"/>
    </style:style>
    <style:style style:name="T15" style:family="text">
      <style:text-properties fo:font-style="italic" officeooo:rsid="006a1e1f" style:font-style-asian="italic" style:font-style-complex="italic"/>
    </style:style>
    <style:style style:name="T16" style:family="text">
      <style:text-properties fo:font-style="italic" officeooo:rsid="006a66cf" style:font-style-asian="italic" style:font-style-complex="italic"/>
    </style:style>
    <style:style style:name="T17" style:family="text">
      <style:text-properties fo:font-style="italic" officeooo:rsid="00715666" style:font-style-asian="italic" style:font-style-complex="italic"/>
    </style:style>
    <style:style style:name="T18" style:family="text">
      <style:text-properties fo:font-style="italic" officeooo:rsid="007071a3" style:font-style-asian="italic" style:font-style-complex="italic"/>
    </style:style>
    <style:style style:name="T19" style:family="text">
      <style:text-properties officeooo:rsid="007421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orgatások</text:h>
      <text:list text:style-name="L1">
        <text:list-item>
          <text:p text:style-name="P8"><text:span text:style-name="T3">K</text:span>: <text:span text:style-name="T3">keleti oldal forgatása</text:span>, 90° <text:span text:style-name="T3">óramutató járásával megegyező irányban</text:span></text:p>
        </text:list-item>
        <text:list-item>
          <text:p text:style-name="P8"><text:span text:style-name="T3">N</text:span>: <text:span text:style-name="T3">nyugati oldal</text:span></text:p>
        </text:list-item>
        <text:list-item>
          <text:p text:style-name="P9"><text:span text:style-name="T3">F</text:span>: <text:span text:style-name="T3">felső</text:span></text:p>
        </text:list-item>
        <text:list-item>
          <text:p text:style-name="P9"><text:span text:style-name="T3">L</text:span>: <text:span text:style-name="T3">lenti</text:span></text:p>
        </text:list-item>
        <text:list-item>
          <text:p text:style-name="P9"><text:span text:style-name="T3">S</text:span>: <text:span text:style-name="T3">szemközti</text:span></text:p>
        </text:list-item>
        <text:list-item>
          <text:p text:style-name="P9"><text:span text:style-name="T3">T</text:span>: <text:span text:style-name="T3">túlsó</text:span></text:p>
        </text:list-item>
        <text:list-item>
          <text:p text:style-name="P9">x: <text:span text:style-name="T3">mint a K, de az egész kockát</text:span></text:p>
        </text:list-item>
        <text:list-item>
          <text:p text:style-name="P10">y: <text:span text:style-name="T3">mint az F</text:span>, <text:span text:style-name="T3">de az egész kockát</text:span></text:p>
        </text:list-item>
        <text:list-item>
          <text:p text:style-name="P10">z: <text:span text:style-name="T3">mint az S</text:span>, <text:span text:style-name="T3">de az egész kockát</text:span></text:p>
        </text:list-item>
        <text:list-item>
          <text:p text:style-name="P11"><text:span text:style-name="T3">K</text:span>’: <text:span text:style-name="T3">K vessző, visszafele</text:span></text:p>
        </text:list-item>
        <text:list-item>
          <text:p text:style-name="P12"><text:span text:style-name="T3">K</text:span>2: <text:span text:style-name="T3">K kétszer, 1</text:span>80° (<text:span text:style-name="T3">óramutató járásával megegyező irányban</text:span>)</text:p>
        </text:list-item>
      </text:list>
      <text:h text:style-name="P7" text:outline-level="1">Első réteg megoldása</text:h>
      <text:list text:style-name="L2">
        <text:list-item>
          <text:p text:style-name="P13"><text:span text:style-name="T7">Virág készítése: sárga közép, fehér szirmok</text:span></text:p>
        </text:list-item>
        <text:list-item>
          <text:p text:style-name="P13"><text:span text:style-name="T7">Fehér kereszt befejezése</text:span></text:p>
        </text:list-item>
        <text:list-item>
          <text:p text:style-name="P13"><text:span text:style-name="T7">Fehér sarkok megoldása a </text:span><text:span text:style-name="T14">k</text:span><text:span text:style-name="T15">efe </text:span><text:span text:style-name="T14">f</text:span><text:span text:style-name="T15">orgatással</text:span><text:span text:style-name="T7">: K F K’ F’</text:span></text:p>
        </text:list-item>
      </text:list>
      <text:h text:style-name="P7" text:outline-level="1">Második réteg megoldása</text:h>
      <text:list text:style-name="L3">
        <text:list-item>
          <text:p text:style-name="P14"><text:span text:style-name="T8">Jobb kefe: K F K’ F’</text:span></text:p>
        </text:list-item>
        <text:list-item>
          <text:p text:style-name="P14"><text:span text:style-name="T8">Bal </text:span><text:span text:style-name="T9">k</text:span><text:span text:style-name="T8">efe: N’ F’ N F</text:span></text:p>
        </text:list-item>
        <text:list-item>
          <text:p text:style-name="P15"><text:span text:style-name="T16">Jobb </text:span><text:span text:style-name="T14">f</text:span><text:span text:style-name="T16">orgatás</text:span><text:span text:style-name="T8">, hogy jobbra leugorjon egy fent közép él</text:span>: <text:span text:style-name="T8">F</text:span> (<text:span text:style-name="T9">j</text:span><text:span text:style-name="T8">obb </text:span><text:span text:style-name="T9">k</text:span><text:span text:style-name="T8">efe</text:span>) y (<text:span text:style-name="T9">b</text:span><text:span text:style-name="T8">al </text:span><text:span text:style-name="T9">k</text:span><text:span text:style-name="T8">efe</text:span>)</text:p>
        </text:list-item>
        <text:list-item>
          <text:p text:style-name="P16"><text:span text:style-name="T16">Bal </text:span><text:span text:style-name="T14">f</text:span><text:span text:style-name="T16">orgatás</text:span><text:span text:style-name="T8">, hogy balra leugorjon egy fent közép él</text:span><text:span text:style-name="T2">: </text:span><text:span text:style-name="T8">F</text:span><text:span text:style-name="T2">’ (</text:span><text:span text:style-name="T9">b</text:span><text:span text:style-name="T8">al </text:span><text:span text:style-name="T9">k</text:span><text:span text:style-name="T8">efe</text:span><text:span text:style-name="T2">) y’ (</text:span><text:span text:style-name="T9">j</text:span><text:span text:style-name="T8">obb </text:span><text:span text:style-name="T9">k</text:span><text:span text:style-name="T8">efe</text:span><text:span text:style-name="T2">)</text:span></text:p>
        </text:list-item>
      </text:list>
      <text:h text:style-name="P3" text:outline-level="1"><text:span text:style-name="T9">Harmadik réteg</text:span>: <text:span text:style-name="T9">sárga kereszt</text:span></text:h>
      <text:list text:style-name="L4">
        <text:list-item>
          <text:p text:style-name="P17"><text:span text:style-name="T17">Szembe forgatás</text:span><text:span text:style-name="T12">: </text:span><text:span text:style-name="T9">S</text:span> (<text:span text:style-name="T10">k</text:span><text:span text:style-name="T9">efe forgatás</text:span>) <text:span text:style-name="T9">S</text:span>’</text:p>
        </text:list-item>
        <text:list-item>
          <text:p text:style-name="P23">Sárga pont</text:p>
        </text:list-item>
        <text:list-item>
          <text:p text:style-name="P18"><text:span text:style-name="T10">Fél kereszt, 9 órát mutatva</text:span></text:p>
        </text:list-item>
        <text:list-item>
          <text:p text:style-name="P19"><text:span text:style-name="T10">Vonal: vízszintes</text:span></text:p>
        </text:list-item>
        <text:list-item>
          <text:p text:style-name="P23">Kereszt</text:p>
        </text:list-item>
      </text:list>
      <text:h text:style-name="P4" text:outline-level="1"><text:span text:style-name="T11">Harmadik réteg: sárga kereszt beforgatása</text:span></text:h>
      <text:list text:style-name="L5">
        <text:list-item>
          <text:p text:style-name="P20"><text:span text:style-name="T18">Duplázós forgatás</text:span>: <text:span text:style-name="T11">K</text:span> <text:span text:style-name="T11">F</text:span> <text:span text:style-name="T11">K</text:span>’ <text:span text:style-name="T11">F</text:span> <text:span text:style-name="T11">K</text:span> <text:span text:style-name="T11">F</text:span>2 <text:span text:style-name="T11">K</text:span>’ <text:span text:style-name="T11">F</text:span></text:p>
        </text:list-item>
        <text:list-item>
          <text:p text:style-name="P24">2 rossz darab egymással szemben: egy duplázós forgatás</text:p>
        </text:list-item>
        <text:list-item>
          <text:p text:style-name="P24">Utána helyezd a jó széleket úgy, hogy 3 órát mutassanak: még egy duplázós forgatás</text:p>
        </text:list-item>
      </text:list>
      <text:h text:style-name="P5" text:outline-level="1"><text:span text:style-name="T12">Harmadik réteg</text:span>: <text:span text:style-name="T12">sarkok mozgatása</text:span></text:h>
      <text:list text:style-name="L6">
        <text:list-item>
          <text:p text:style-name="P21"><text:span text:style-name="T17">Térdelős forgatás</text:span><text:span text:style-name="T12">: </text:span><text:span text:style-name="T11">K</text:span> <text:span text:style-name="T11">F</text:span>’ <text:span text:style-name="T11">N</text:span>’ <text:span text:style-name="T11">F</text:span> <text:span text:style-name="T11">K</text:span>’ <text:span text:style-name="T11">F</text:span>’ <text:span text:style-name="T11">N</text:span> <text:span text:style-name="T11">F</text:span></text:p>
        </text:list-item>
        <text:list-item>
          <text:p text:style-name="P22"><text:span text:style-name="T12">Minden sarok rossz: egy térdelős forgatás</text:span></text:p>
        </text:list-item>
        <text:list-item>
          <text:p text:style-name="P22"><text:span text:style-name="T12">Egy sarok rossz: a jó sarkot tartsd a bal fenti sarokban szemben, és egy térdelős forgatás</text:span></text:p>
        </text:list-item>
      </text:list>
      <text:h text:style-name="P5" text:outline-level="1"><text:span text:style-name="T13">Harmadik réteg: sarkok beforgatása</text:span></text:h>
      <text:list text:style-name="L7">
        <text:list-item>
          <text:p text:style-name="P25">Tartsd a kockát fejjel lefelé</text:p>
        </text:list-item>
        <text:list-item>
          <text:p text:style-name="P25">Ha a sárga lapkája a saroknak jobbra esik: 2 kefe forgatás</text:p>
        </text:list-item>
        <text:list-item>
          <text:p text:style-name="P25">Ha a sárga lapkája a saroknak szembe esik: 4 kefe forgatás</text:p>
        </text:list-item>
        <text:list-item>
          <text:p text:style-name="P25">Ha egy sarok kész: <text:span text:style-name="T19">L</text:span>’ és jöhet a következő sarok</text:p>
        </text:list-item>
      </text:list>
      <text:p text:style-name="P2"><text:span text:style-name="T5">Fo</text:span><text:span text:style-name="T6">r</text:span><text:span text:style-name="T5">rás</text:span><text:span text:style-name="T4">: </text:span><text:a xlink:type="simple" xlink:href="https://learningtocube.com/how-to-solve-a-rubiks-cube/" text:style-name="Internet_20_link" text:visited-style-name="Visited_20_Internet_20_Link"><text:span text:style-name="T4">https://learningtocube.com/how-to-solve-a-rubiks-cube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hu" fo:country="HU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MT1" style:family="text">
      <style:text-properties officeooo:rsid="0069b05d"/>
    </style:style>
    <style:style style:name="MT2" style:family="text">
      <style:text-properties officeooo:rsid="004b488c"/>
    </style:style>
    <style:style style:name="MT3" style:family="text">
      <style:text-properties fo:language="hu" fo:country="HU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<text:span text:style-name="MT1">kocka megoldás</text:span>, <text:span text:style-name="MT2">LTC </text:span><text:span text:style-name="MT1">módszer</text:span></text:p>
      </style:header>
      <style:footer>
        <text:p text:style-name="MP2"><text:a xlink:type="simple" xlink:href="https://vmiklos.hu/rubik" text:style-name="Internet_20_link" text:visited-style-name="Visited_20_Internet_20_Link"><text:span text:style-name="MT3">https://vmiklos.hu/rubik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Collabora_Office/24.04.3.20240524$Linux_X86_64 LibreOffice_project/dbc5e22e4e1ae730f70664472a3d4d72688d629e</meta:generator>
    <dc:date>2024-06-18T19:28:57.015946287</dc:date>
    <meta:editing-duration>P1DT6H32M</meta:editing-duration>
    <meta:editing-cycles>94</meta:editing-cycles>
    <meta:document-statistic meta:table-count="0" meta:image-count="0" meta:object-count="0" meta:page-count="1" meta:paragraph-count="43" meta:word-count="306" meta:character-count="1603" meta:non-whitespace-character-count="1380"/>
  </office:meta>
</office:document-meta>
</file>